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Standard">
      <style:text-properties officeooo:paragraph-rsid="000cc3c1"/>
    </style:style>
    <style:style style:name="P3" style:family="paragraph" style:parent-style-name="Standard">
      <style:text-properties officeooo:rsid="000cc3c1" officeooo:paragraph-rsid="000cc3c1"/>
    </style:style>
    <style:style style:name="P4" style:family="paragraph" style:parent-style-name="Standard">
      <style:text-properties fo:font-size="11pt" officeooo:rsid="000cc3c1" officeooo:paragraph-rsid="000cc3c1" style:font-size-asian="9.60000038146973pt" style:font-size-complex="11pt"/>
    </style:style>
    <style:style style:name="P5" style:family="paragraph" style:parent-style-name="Header">
      <style:text-properties fo:language="en" fo:country="US"/>
    </style:style>
    <style:style style:name="T1" style:family="text">
      <style:text-properties officeooo:rsid="000cc3c1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cc3c1" style:font-size-asian="17.5pt" style:font-size-complex="20pt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officeooo:rsid="000e9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Come usare il programma<text:line-break/></text:span><text:span text:style-name="T4">Da linea di comando impostare gli argomenti nell’ordine preferito, gli argomenti sono quelli definiti nelle specifiche, ovvero -o (attiva l’output su file), -g (dire se i file sono diversi), -s (dire se i file sono uguali), -d (stampare i numeri delle righe diverse), -u (stampare i numeri delle righe uguali) e -v (oltre ai numeri, stampare anche le righe diverse)</text:span></text:p>
      <text:p text:style-name="P4">Esempi (non esaustivi) di corretto lancio del programma sono i seguenti</text:p>
      <text:p text:style-name="P4">./programma -g -s -d File.txt File1.txt<text:line-break/>./programma -guv File.txt File2.txt -o<text:line-break/>./programma -g -suv File.txt -o out.txt File2,txt</text:p>
      <text:p text:style-name="P2"><text:span text:style-name="T3">Implementazione del codice<text:line-break/></text:span>Il programma inizia prendendo in input gli argomenti dell’utente. Nel caso non sia specificato nessun argomento tra -g, -s, -d, -u, il programma termina, come termina anche se:<text:line-break/>- <text:span text:style-name="T1">S</text:span>pecifichiamo meno di due o più di due file (non sappiamo quali dobbiamo confrontare, quindi per evitare problemi terminiamo)<text:line-break/>- <text:span text:style-name="T1">Specifichiamo -d e -u insieme<text:line-break/><text:line-break/></text:span>Ovviamente dal conteggio dei file in input escludiamo l’eventuale file per l’output specificato con -o (inoltre, se non specifichiamo nessun nome di file e abbiamo -o settato, creeremo noi un file con un nome di default).<text:line-break/>Nel caso -o sia specificato, apriamo/creiamo il file specificato, sovrascrivendo tutto quello che c’è scritto all’interno, e poi duplichiamo il nostro file descriptor, e facciamo in modo che lo standard output punti ad esso, in modo da poter stampare direttamente nel file usando semplicemente printf().</text:p>
      <text:p text:style-name="Standard">Una volta effettuato il controllo degli argomenti in input, cerchiamo di aprire i due file, nel caso i file non esistano, interrompiamo l’esecuzione con un errore.<text:line-break/>Se i file esistono, iniziamo a leggere i file uno alla volta a gruppi di 50 righe usando la fgets(). Una volta presa una riga, controlliamo di averla presa effettivamente tutta vedendo se alla fine della stringa esiste lo /n, nel caso non sia così, liberiamo la memoria e la riallochiamo aumentando la dimensione in modo da accomodare eventualmente tutta la riga.</text:p>
      <text:p text:style-name="Standard">Una volta caricati correttamente i file, iteriamo l’array con all’interno puntatori alle righe, controllando le righe e eventualmente stampando i risultati della nostra analisi in base agli argomenti impostati.<text:line-break/>Appena finiamo di stampare le stringhe, liberiamo poi la memoria dalle due righe appena elaborate.</text:p>
      <text:p text:style-name="Standard">Appena incontriamo il termine di uno (o di entrambi) i file, finiamo di liberare la memoria con la free() e diamo un riscontro in base al risultato della analisi/agli argomenti impostati all’inizio</text:p>
      <text:p text:style-name="P3"><text:span text:style-name="T2">Piano di test<text:line-break/></text:span>Ho testato il programma incrociando “<text:span text:style-name="T5">a caso” </text:span>i file presenti nella directory “Test”.<text:line-break/>Il programma è stato testato e funziona perfettamente nei seguenti casi:<text:line-break/>- I due file sono indistintivamente più o meno grandi di 50 caratteri<text:line-break/>- I file specificati sono di due lunghezze diverse<text:line-break/>- I file sono uguali<text:line-break/>- Uno dei file è vuoto<text:line-break/>- Entrambi i file sono vuoti<text:line-break/>- I file non hanno contenuti, ma solo \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7874in" fo:margin-left="0.7874in" fo:margin-right="0.7874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lazione Homework 1<text:tab/><text:tab/>Federico Pizzari 1936451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derico Pizzari</meta:initial-creator>
    <meta:editing-cycles>4</meta:editing-cycles>
    <meta:creation-date>2022-05-06T09:13:00</meta:creation-date>
    <dc:date>2022-05-06T13:06:25.969858716</dc:date>
    <meta:editing-duration>PT1H23M2S</meta:editing-duration>
    <meta:generator>LibreOffice/7.2.6.2$Linux_X86_64 LibreOffice_project/20$Build-2</meta:generator>
    <meta:document-statistic meta:table-count="0" meta:image-count="0" meta:object-count="0" meta:page-count="1" meta:paragraph-count="9" meta:word-count="476" meta:character-count="2963" meta:non-whitespace-character-count="2494"/>
    <meta:user-defined meta:name="AppVersion">16.0000</meta:user-defined>
    <meta:template xlink:type="simple" xlink:actuate="onRequest" xlink:title="Normal.dotm" xlink:href=""/>
  </office:meta>
</office:document-meta>
</file>